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68cm"/>
    </style:style>
    <style:style style:name="gr8" style:family="graphic" style:parent-style-name="standard">
      <style:graphic-properties draw:stroke="none" svg:stroke-color="#000000" draw:fill="none" draw:fill-color="#ffffff" fo:min-height="1.396cm"/>
    </style:style>
    <style:style style:name="gr9" style:family="graphic" style:parent-style-name="standard">
      <style:graphic-properties draw:stroke="none" svg:stroke-color="#000000" draw:fill="none" draw:fill-color="#ffffff" fo:min-height="1.481cm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ff00" draw:marker-end="Arrow" draw:marker-end-width="0.3cm" draw:fill="none" draw:fill-color="#ffffff" draw:textarea-vertical-align="middle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08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8.7cm" svg:y="13.4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8.1cm" svg:y="15.9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2.8cm" svg:height="0.9cm" svg:x="8.1cm" svg:y="17.7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8.3cm" svg:y="10.1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1.3cm" svg:height="1.3cm" svg:x="5.9cm" svg:y="22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8.6cm" svg:y="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3cm" svg:y1="17.988cm" svg:x2="10.9cm" svg:y2="16.375cm" draw:start-shape="id1" draw:start-glue-point="1" draw:end-shape="id2" draw:end-glue-point="1" svg:d="m17300 17988h500v-1613h-6900" svg:viewBox="0 0 6901 1614">
          <text:p/>
        </draw:connector>
        <draw:connector draw:style-name="gr4" draw:text-style-name="P1" draw:layer="layout" svg:x1="6.379cm" svg:y1="12.67cm" svg:x2="8.7cm" svg:y2="14.363cm" draw:end-shape="id3" draw:end-glue-point="6" svg:d="m6379 12670h910v1693h1411" svg:viewBox="0 0 2322 1694">
          <text:p/>
        </draw:connector>
        <draw:connector draw:style-name="gr4" draw:text-style-name="P1" draw:layer="layout" svg:x1="6.457cm" svg:y1="10.53cm" svg:x2="8.95cm" svg:y2="11.163cm" draw:end-shape="id4" draw:end-glue-point="5" svg:d="m6457 10530h671v633h1822" svg:viewBox="0 0 2494 634">
          <text:p/>
        </draw:connector>
        <draw:line draw:style-name="gr4" draw:text-style-name="P1" draw:layer="layout" svg:x1="9.3cm" svg:y1="14.925cm" svg:x2="9.3cm" svg:y2="16.025cm">
          <text:p/>
        </draw:line>
        <draw:frame draw:style-name="gr5" draw:layer="layout" svg:width="3cm" svg:height="1.725cm" svg:x="2.3cm" svg:y="9.9cm">
          <draw:text-box>
            <text:p>挂载点</text:p>
            <text:p>mount</text:p>
          </draw:text-box>
        </draw:frame>
        <draw:connector draw:style-name="gr4" draw:text-style-name="P1" draw:layer="layout" svg:x1="8.1cm" svg:y1="16.375cm" svg:x2="5.9cm" svg:y2="22.675cm" draw:start-shape="id2" draw:start-glue-point="3" draw:end-shape="id5" draw:end-glue-point="6" svg:d="m8100 16375h-2701v6300h501" svg:viewBox="0 0 2702 6301">
          <text:p/>
        </draw:connector>
        <draw:line draw:style-name="gr6" draw:text-style-name="P1" draw:layer="layout" svg:x1="7.2cm" svg:y1="22.725cm" svg:x2="8.8cm" svg:y2="22.725cm">
          <text:p/>
        </draw:line>
        <draw:line draw:style-name="gr6" draw:text-style-name="P1" draw:layer="layout" svg:x1="9.8cm" svg:y1="22.625cm" svg:x2="11.5cm" svg:y2="22.625cm">
          <text:p/>
        </draw:line>
        <draw:frame draw:style-name="gr7" draw:layer="layout" svg:width="4.5cm" svg:height="1.818cm" svg:x="2.1cm" svg:y="13.201cm">
          <draw:text-box>
            <text:p>超级块</text:p>
            <text:p>super_block</text:p>
          </draw:text-box>
        </draw:frame>
        <draw:frame draw:style-name="gr8" draw:layer="layout" svg:width="3cm" svg:height="1.725cm" svg:x="2.1cm" svg:y="15.902cm">
          <draw:text-box>
            <text:p>目录项</text:p>
            <text:p>dentry</text:p>
          </draw:text-box>
        </draw:frame>
        <draw:frame draw:style-name="gr9" draw:layer="layout" svg:width="3.1cm" svg:height="1.731cm" svg:x="2.1cm" svg:y="21.178cm">
          <draw:text-box>
            <text:p>索引节点</text:p>
            <text:p>inode</text:p>
          </draw:text-box>
        </draw:frame>
        <draw:line draw:style-name="gr6" draw:text-style-name="P1" draw:layer="layout" svg:x1="9.7cm" svg:y1="12.325cm" svg:x2="9.7cm" svg:y2="13.425cm">
          <text:p/>
        </draw:line>
        <draw:connector draw:style-name="gr3" draw:text-style-name="P1" draw:layer="layout" svg:x1="8.1cm" svg:y1="18.175cm" svg:x2="8.1cm" svg:y2="16.375cm" draw:start-shape="id6" draw:start-glue-point="3" draw:end-shape="id2" draw:end-glue-point="3" svg:d="m8100 18175h-501v-1800h501" svg:viewBox="0 0 502 1801">
          <text:p/>
        </draw:connector>
        <draw:custom-shape draw:style-name="gr10" draw:text-style-name="P1" xml:id="id7" draw:id="id7" draw:layer="layout" svg:width="4.5cm" svg:height="0.9cm" svg:x="6.8cm" svg:y="19.524cm">
          <text:p text:style-name="P1">newsoftlin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9cm" svg:y1="18.174cm" svg:x2="11.3cm" svg:y2="19.974cm" draw:end-shape="id7" draw:end-glue-point="1" svg:d="m10900 18174h901v1800h-501" svg:viewBox="0 0 902 1801">
          <text:p/>
        </draw:connector>
        <draw:connector draw:style-name="gr3" draw:text-style-name="P1" draw:layer="layout" svg:x1="8.1cm" svg:y1="18.174cm" svg:x2="6.8cm" svg:y2="19.974cm" draw:end-shape="id7" draw:end-glue-point="3" svg:d="m8100 18174h-1801v1800h501" svg:viewBox="0 0 1802 1801">
          <text:p/>
        </draw:connector>
        <draw:line draw:style-name="gr11" draw:text-style-name="P1" draw:layer="layout" svg:x1="9.7cm" svg:y1="20.425cm" svg:x2="11.7cm" svg:y2="22cm">
          <text:p/>
        </draw:line>
        <draw:path draw:style-name="gr12" draw:text-style-name="P1" draw:layer="layout" svg:width="8.375cm" svg:height="4.047cm" draw:transform="skewX (-1.11788338590237) rotate (-2.97142305152035) translate (16.9525774050651cm 20.8815991093932cm)" svg:viewBox="0 0 8376 4048" svg:d="m0 4048c8281-2 8376-4048 8376-4048l-155 68">
          <text:p/>
        </draw:path>
        <draw:custom-shape draw:style-name="gr13" draw:text-style-name="P1" draw:layer="layout" svg:width="17.2cm" svg:height="18.5cm" svg:x="1.7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4.701cm" svg:height="1.224cm" svg:x="12.599cm" svg:y="17.376cm">
          <text:p text:style-name="P1">destination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3cm" svg:height="1.3cm" svg:x="11.499cm" svg:y="21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0.9cm" svg:y1="18cm" svg:x2="12.6cm" svg:y2="18cm">
          <text:p/>
        </draw:line>
        <draw:line draw:style-name="gr4" draw:text-style-name="P1" draw:layer="layout" svg:x1="14.8cm" svg:y1="18.6cm" svg:x2="14.9cm" svg:y2="21.9cm">
          <text:p/>
        </draw:line>
        <draw:custom-shape draw:style-name="gr16" draw:text-style-name="P1" draw:layer="layout" svg:width="1.3cm" svg:height="1.3cm" svg:x="7.6cm" svg:y="16.8cm">
          <text:p text:style-name="P1">1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3cm" svg:height="1.3cm" svg:x="9.7cm" svg:y="20.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3cm" svg:height="1.3cm" svg:x="5.799cm" svg:y="18.999cm">
          <text:p text:style-name="P1">1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6.3cm" svg:height="1.331cm" svg:x="9.1cm" svg:y="24.469cm">
          <draw:text-box>
            <text:p>“/destination file”</text:p>
          </draw:text-box>
        </draw:frame>
        <draw:line draw:style-name="gr6" draw:text-style-name="P1" draw:layer="layout" svg:x1="12.1cm" svg:y1="23.2cm" svg:x2="12.2cm" svg:y2="24.6cm">
          <text:p/>
        </draw:line>
        <draw:custom-shape draw:style-name="gr1" draw:text-style-name="P1" draw:layer="layout" svg:width="1.3cm" svg:height="1.3cm" svg:x="14.199cm" svg:y="21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.8cm" svg:y1="22.5cm" svg:x2="14.2cm" svg:y2="2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2-13T22:10:57</dc:date>
    <meta:editing-duration>PT4H27M16S</meta:editing-duration>
    <meta:editing-cycles>96</meta:editing-cycles>
    <meta:generator>LibreOffice/3.5$Linux_x86 LibreOffice_project/350m1$Build-2</meta:generator>
    <meta:document-statistic meta:object-count="36"/>
  </office:meta>
</office:document-meta>
</file>